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49"/>SNU developer log day 449</text:h>
      <text:p text:style-name="P1">I had a difficult day today. I woke up late, and had a lot less time. I have had a lot of tension lately, and there have been some issues. I had to get out of the house for a bit today. I originally planned in the evening to cancel work on separate documents for the Update log and Developer log to go easy on myself, but I changed my mind. I am upset about yesterday, since I incorrectly labeled the commits for it. This is one of the biggest update log errors I have made.</text:p>
      <text:p text:style-name="P1">Today I focused on documentation, and improvement of the ideaboard. I am trying to find something else to do on the site, but I am not having much luck. Development was OK today, but not much was done.</text:p>
      <text:p text:style-name="Text_20_body"><text:span text:style-name="T1">Sean Patrick Myrick on April 23rd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7:28:50.425000000</meta:creation-date>
    <dc:date>2020-04-24T17:29:06.446000000</dc:date>
    <meta:editing-duration>PT16S</meta:editing-duration>
    <meta:editing-cycles>1</meta:editing-cycles>
    <meta:document-statistic meta:table-count="0" meta:image-count="0" meta:object-count="0" meta:page-count="1" meta:paragraph-count="4" meta:word-count="146" meta:character-count="738" meta:non-whitespace-character-count="596"/>
    <meta:generator>LibreOffice/6.1.2.1$Windows_X86_64 LibreOffice_project/65905a128db06ba48db947242809d14d3f9a93fe</meta:generator>
  </office:meta>
</office:document-meta>
</file>